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 fo:text-indent="0in" style:auto-text-indent="false"/>
      <style:text-properties fo:font-size="10.5pt" style:font-size-asian="10.5pt" style:font-size-complex="10.5pt"/>
    </style:style>
    <style:style style:name="P2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font-size="10.5pt" fo:letter-spacing="normal" style:font-size-asian="10.5pt" style:font-size-complex="10.5pt"/>
    </style:style>
    <style:style style:name="P3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font-size="10.5pt" fo:letter-spacing="normal" officeooo:paragraph-rsid="0017c23f" style:font-size-asian="10.5pt" style:font-size-complex="10.5pt"/>
    </style:style>
    <style:style style:name="P4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style:font-name="Lora" fo:font-size="10.5pt" fo:letter-spacing="normal" fo:font-style="normal" fo:font-weight="normal" officeooo:paragraph-rsid="0017c23f" style:font-size-asian="10.5pt" style:font-size-complex="10.5pt"/>
    </style:style>
    <style:style style:name="P5" style:family="paragraph" style:parent-style-name="Preformatted_20_Text">
      <style:paragraph-properties fo:margin-left="0.0102in" fo:margin-right="0.0102in" fo:margin-top="0.0102in" fo:margin-bottom="0.0102in" style:contextual-spacing="false" fo:orphans="2" fo:widows="2" fo:text-indent="0in" style:auto-text-indent="false"/>
      <style:text-properties fo:font-variant="normal" fo:text-transform="none" fo:color="#000000" loext:opacity="100%" fo:font-size="10.5pt" fo:letter-spacing="normal" style:font-size-asian="10.5pt" style:font-size-complex="10.5pt"/>
    </style:style>
    <style:style style:name="P6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style:font-name="Lora" fo:font-size="10.5pt" fo:letter-spacing="normal" fo:font-style="normal" fo:font-weight="bold" style:font-size-asian="10.5pt" style:font-size-complex="10.5pt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font-size="10.5pt" fo:letter-spacing="normal" style:font-size-asian="10.5pt" style:font-size-complex="10.5pt"/>
    </style:style>
    <style:style style:name="P8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style:font-name="Lora" fo:font-size="10.5pt" fo:letter-spacing="normal" fo:font-style="normal" fo:font-weight="normal" style:font-size-asian="10.5pt" style:font-size-complex="10.5pt"/>
    </style:style>
    <style:style style:name="P9" style:family="paragraph" style:parent-style-name="Preformatted_20_Text">
      <style:paragraph-properties fo:orphans="2" fo:widows="2" fo:text-indent="0in" style:auto-text-indent="false"/>
      <style:text-properties fo:font-size="10.5pt" officeooo:paragraph-rsid="00177993" style:font-size-asian="10.5pt" style:font-size-complex="10.5pt"/>
    </style:style>
    <style:style style:name="P10" style:family="paragraph" style:parent-style-name="Preformatted_20_Text">
      <style:paragraph-properties fo:orphans="2" fo:widows="2" fo:text-indent="0in" style:auto-text-indent="false"/>
      <style:text-properties fo:font-variant="normal" fo:text-transform="none" fo:color="#000000" loext:opacity="100%" fo:font-size="10.5pt" fo:letter-spacing="normal" officeooo:paragraph-rsid="00177993" style:font-size-asian="10.5pt" style:font-size-complex="10.5pt"/>
    </style:style>
    <style:style style:name="P1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font-size="10.5pt" fo:letter-spacing="normal" officeooo:paragraph-rsid="00177993" style:font-size-asian="10.5pt" style:font-size-complex="10.5pt"/>
    </style:style>
    <style:style style:name="P12" style:family="paragraph" style:parent-style-name="Preformatted_20_Text">
      <style:paragraph-properties fo:margin-top="0in" fo:margin-bottom="0.1965in" style:contextual-spacing="false" fo:orphans="2" fo:widows="2" fo:text-indent="0in" style:auto-text-indent="false"/>
      <style:text-properties fo:font-size="10.5pt" style:font-size-asian="10.5pt" style:font-size-complex="10.5pt"/>
    </style:style>
    <style:style style:name="T1" style:family="text">
      <style:text-properties fo:font-variant="normal" fo:text-transform="none" fo:color="#000000" loext:opacity="100%" style:font-name="Lora" fo:letter-spacing="normal" fo:font-style="normal" fo:font-weight="bold"/>
    </style:style>
    <style:style style:name="T2" style:family="text">
      <style:text-properties style:font-name="Lora" fo:font-style="normal" fo:font-weight="normal"/>
    </style:style>
    <style:style style:name="T3" style:family="text">
      <style:text-properties style:font-name="Lora" fo:font-style="normal" fo:font-weight="normal" fo:background-color="#ffc0cb" loext:char-shading-value="0" loext:padding="0in" loext:border="none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style:font-name="Lora" fo:font-style="normal" fo:font-weight="normal" fo:background-color="#adff2f" loext:char-shading-value="0" loext:padding="0in" loext:border="none"/>
    </style:style>
    <style:style style:name="T6" style:family="text">
      <style:text-properties style:font-name="Lora" fo:font-style="normal" fo:font-weight="normal" fo:background-color="#f8f8f8" loext:char-shading-value="0" loext:padding="0in" loext:border="none"/>
    </style:style>
    <style:style style:name="T7" style:family="text">
      <style:text-properties fo:font-variant="normal" fo:text-transform="none" fo:color="#000000" loext:opacity="100%" style:font-name="Lora" fo:letter-spacing="normal" fo:font-style="normal" fo:font-weight="normal" fo:background-color="#adff2f" loext:char-shading-value="0" loext:padding="0in" loext:border="none"/>
    </style:style>
    <style:style style:name="T8" style:family="text">
      <style:text-properties fo:font-variant="normal" fo:text-transform="none" fo:color="#000000" loext:opacity="100%" style:font-name="Lora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uduppka // Enbayneu XI</text:span></text:p>
      <text:p text:style-name="P2"><text:s text:c="2"/><text:span text:style-name="T2">POI: Ms 1.1 Echoes of the Past</text:span></text:p>
      <text:p text:style-name="P2"><text:s text:c="2"/>☐ <text:span text:style-name="T2">Locate your starship</text:span></text:p>
      <text:p text:style-name="P3"><text:s text:c="2"/><text:span text:style-name="T2">Reward: Pre-Packaged Personal Refiner Unit; Starship Launch Fuel x 3;</text:span></text:p>
      <text:p text:style-name="P4"><text:s text:c="3"/>Signal Booster plans; Surge Battery plans; Gek words x 12</text:p>
      <text:p text:style-name="P1"/>
      <text:p text:style-name="P2"><text:s text:c="2"/><text:span text:style-name="T2">POI: Ms 1.2 Exhibition Admission</text:span></text:p>
      <text:p text:style-name="P2"><text:s text:c="2"/>☐ <text:span text:style-name="T2">Excavate artifacts for the Galactic Palaeology Society: 1</text:span></text:p>
      <text:p text:style-name="P3"><text:s text:c="2"/><text:span text:style-name="T2">Reward: Base Computer plans; Pre-Packaged Scatter Blaster Unit;</text:span></text:p>
      <text:p text:style-name="P4"><text:s text:c="3"/>Banned Hazard Protection Upgrade; Powerful Frost Protection Upgrade</text:p>
      <text:p text:style-name="P1"/>
      <text:p text:style-name="P2"><text:s text:c="2"/><text:span text:style-name="T2">POI: Ms 1.7 Rock Hound</text:span></text:p>
      <text:p text:style-name="P2"><text:s text:c="2"/>☐ <text:span text:style-name="T2">Discover Minerals: 10</text:span></text:p>
      <text:p text:style-name="P3"><text:s text:c="2"/><text:span text:style-name="T2">Reward: Pre-Packaged Advanced Mining Laser Unit;</text:span></text:p>
      <text:p text:style-name="P4"><text:s text:c="3"/>Supreme Defensive Systems Upgrade; Inventory Slot x 5</text:p>
      <text:p text:style-name="P1"/>
      <text:p text:style-name="P2"><text:s text:c="2"/><text:span text:style-name="T2">POI: Ms 2.4 Descendants</text:span></text:p>
      <text:p text:style-name="P2"><text:s text:c="2"/>☐ <text:span text:style-name="T2">Discover Creatures: 10</text:span></text:p>
      <text:p text:style-name="P2"><text:s text:c="2"/><text:span text:style-name="T2">Reward: Supreme Radiation Protection Upgrade; Creature Pellets x 20</text:span></text:p>
      <text:p text:style-name="P1"/>
      <text:p text:style-name="P2"><text:s text:c="2"/><text:span text:style-name="T2">POI: Ms 2.5 Uprooting</text:span></text:p>
      <text:p text:style-name="P2"><text:s text:c="2"/>☐ <text:span text:style-name="T2">Eliminate hazardous flora: 10</text:span></text:p>
      <text:p text:style-name="P2"><text:s text:c="2"/><text:span text:style-name="T2">Reward: Delicate Flora; Supreme Toxic Protection Upgrade</text:span></text:p>
      <text:p text:style-name="P1"/>
      <text:p text:style-name="P2"><text:s text:c="2"/><text:span text:style-name="T2">POI: Ms 2.7 Bytesized</text:span></text:p>
      <text:p text:style-name="P2"><text:s text:c="2"/>☐ <text:span text:style-name="T2">Analyse recovered data: 5</text:span></text:p>
      <text:p text:style-name="P3"><text:s text:c="2"/><text:span text:style-name="T2">Reward: Pre-Packaged Sub-Light Amplifier Unit; Banned Pulse Engine Upgrade;</text:span></text:p>
      <text:p text:style-name="P4"><text:s text:c="3"/>Navigation Data x 20</text:p>
      <text:p text:style-name="P1"/>
      <text:p text:style-name="P2"><text:s text:c="2"/><text:span text:style-name="T2">POI: Ms 2.6 Domestic Relatives</text:span></text:p>
      <text:p text:style-name="P3"><text:s text:c="2"/>☐ <text:span text:style-name="T2">Adopt animal companions: 1</text:span></text:p>
      <text:p text:style-name="P2"><text:s text:c="2"/><text:span text:style-name="T2">Reward: Supreme Life Support Upgrade; Life Support Gel x 5</text:span></text:p>
      <text:p text:style-name="P1"/>
      <text:p text:style-name="P2"><text:s text:c="2"/><text:span text:style-name="T2">POI: Ms 4.4 Deeper Underground</text:span></text:p>
      <text:p text:style-name="P2"><text:s text:c="2"/>☐ <text:span text:style-name="T2">Excavate terrain: 3,500u³</text:span></text:p>
      <text:p text:style-name="P2"><text:s text:c="2"/><text:span text:style-name="T2">Reward: Salvaged Data x 30</text:span></text:p>
      <text:p text:style-name="P1"/>
      <text:p text:style-name="P2"><text:s text:c="2"/><text:span text:style-name="T2">POI: Ms 3.4 Snapshot in Time</text:span></text:p>
      <text:p text:style-name="P2"><text:s text:c="2"/>☐ <text:span text:style-name="T2">Take a photo of 5 ground creatures</text:span></text:p>
      <text:p text:style-name="P2"><text:s text:c="2"/><text:span text:style-name="T2">Reward: Fishing Rig plans; Exo-Skiff plans; Bionic Lure x 40</text:span></text:p>
      <text:p text:style-name="P1"/>
      <text:p text:style-name="P2"><text:s text:c="2"/><text:span text:style-name="T2">POI: Ms 5.4 Nose in the Dirt</text:span></text:p>
      <text:p text:style-name="P2"><text:s text:c="2"/>☐ <text:span text:style-name="T2">Search dung samples: 20</text:span></text:p>
      <text:p text:style-name="P2"><text:s text:c="2"/><text:span text:style-name="T2">Reward: Hexite x 20</text:span></text:p>
      <text:p text:style-name="P1"/>
      <text:p text:style-name="P2"><text:s text:c="2"/><text:span text:style-name="T2">POI: Ms 5.5 Written in Stone</text:span></text:p>
      <text:p text:style-name="P2"><text:s text:c="2"/>☐ <text:span text:style-name="T2">Investigate Memory Stones: 5</text:span></text:p>
      <text:p text:style-name="P2"><text:s text:c="2"/><text:span text:style-name="T2">Reward: Dirty Bronze x 10</text:span></text:p>
      <text:p text:style-name="P1"/>
      <text:p text:style-name="P2"><text:s text:c="2"/><text:span text:style-name="T2">POI: Ms 3.6 Reverse Palaeobotany</text:span></text:p>
      <text:p text:style-name="P2"><text:s text:c="2"/>☐ <text:span text:style-name="T2">Discover Plants: </text:span><text:span text:style-name="T3">5 of</text:span> <text:span text:style-name="T2">15</text:span></text:p>
      <text:p text:style-name="P1"><text:soft-page-break/><text:span text:style-name="T1">Juduppka</text:span><text:span text:style-name="T4"> <text:s/></text:span></text:p>
      <text:p text:style-name="P5"><text:span text:style-name="T5">Buy:</text:span> <text:span text:style-name="T2">B-Hyperdrive ×3 w/ X-Life Support</text:span></text:p>
      <text:p text:style-name="P1"/>
      <text:p text:style-name="P6">Xifenqj II // Bicentiu XIV</text:p>
      <text:p text:style-name="P7"><text:s text:c="2"/><text:span text:style-name="T2">POI: Ms 1.3 The Dig: I </text:span><text:span text:style-name="T6">+21.26, -8.59</text:span></text:p>
      <text:p text:style-name="P2"><text:s text:c="2"/>☐ <text:span text:style-name="T2">Report to the GPS field office</text:span></text:p>
      <text:p text:style-name="P2"><text:s text:c="2"/><text:span text:style-name="T2">Reward: Avian Fossil Display plans; Inventory Slot x 3; Gek words x 11</text:span></text:p>
      <text:p text:style-name="P1"/>
      <text:p text:style-name="P6">Xifenqj II // Ioka 51/W6</text:p>
      <text:p text:style-name="P2"><text:s text:c="2"/><text:span text:style-name="T2">POI: Ms 4.5 The Archaeologist</text:span></text:p>
      <text:p text:style-name="P2"><text:s text:c="2"/>☐ <text:span text:style-name="T2">Excavate ancient bones: </text:span><text:span text:style-name="T3">40 of</text:span> <text:span text:style-name="T2">80</text:span></text:p>
      <text:p text:style-name="P1"/>
      <text:p text:style-name="P2"><text:s text:c="2"/><text:span text:style-name="T2">POI: Ms 1.4 Junior Field Agent</text:span></text:p>
      <text:p text:style-name="P2"><text:s text:c="2"/>☐ <text:span text:style-name="T2">Collect a complete fossil for the Galactic Palaeology Society</text:span></text:p>
      <text:p text:style-name="P3"><text:s text:c="2"/><text:span text:style-name="T2">Reward: Supreme Geology Cannon Upgrade; Pre-Packaged Geology Cannon Unit;</text:span></text:p>
      <text:p text:style-name="P4"><text:s text:c="3"/>Powerful Thermal Protection Upgrade</text:p>
      <text:p text:style-name="P1"/>
      <text:p text:style-name="P2"><text:s text:c="2"/><text:span text:style-name="T2">POI: Ms 1.5 Do Not Disturb</text:span></text:p>
      <text:p text:style-name="P2"><text:s text:c="2"/>☐ <text:span text:style-name="T2">Defeat an ancient guardian</text:span></text:p>
      <text:p text:style-name="P3"><text:s text:c="2"/><text:span text:style-name="T2">Reward: Pre-Packaged Personal Forcefield Unit; Pre-Packaged Shell Greaser Unit;</text:span></text:p>
      <text:p text:style-name="P4"><text:s text:c="3"/>Powerful Scatter Blaster Upgrade; Multi-Tool Inventory Slot x 2</text:p>
      <text:p text:style-name="P1"/>
      <text:p text:style-name="P2"><text:s text:c="2"/><text:span text:style-name="T2">POI: Ms 5.6 Stone Ghosts</text:span></text:p>
      <text:p text:style-name="P2"><text:s text:c="2"/>☐ <text:span text:style-name="T2">Defeat ancient guardians: 5</text:span></text:p>
      <text:p text:style-name="P2"><text:s text:c="2"/><text:span text:style-name="T2">Reward: Salvaged Scrap; Polished Stone x 150</text:span></text:p>
      <text:p text:style-name="P8"/>
      <text:p text:style-name="P3"><text:s text:c="2"/><text:span text:style-name="T5">Important:</text:span> <text:span text:style-name="T2">Fly back to dig site before reassembling</text:span></text:p>
      <text:p text:style-name="P2"><text:s text:c="2"/><text:span text:style-name="T2">POI: Ms 1.6 Ancient Avian</text:span></text:p>
      <text:p text:style-name="P2"><text:s text:c="2"/>☐ <text:span text:style-name="T2">Reassemble an avian skeleton</text:span></text:p>
      <text:p text:style-name="P3"><text:s text:c="2"/><text:span text:style-name="T2">Reward: Supreme Movement System Upgrade; Supreme Launch Thrusters Upgrade;</text:span></text:p>
      <text:p text:style-name="P4"><text:s text:c="5"/>300 Nanites</text:p>
      <text:p text:style-name="P1"/>
      <text:p text:style-name="P2"><text:s text:c="2"/><text:span text:style-name="T2">POI: Ms 3.6 Reverse Palaeobotany</text:span></text:p>
      <text:p text:style-name="P2"><text:s text:c="2"/>☐ <text:span text:style-name="T2">Discover Plants: </text:span><text:span text:style-name="T3">10 of</text:span> <text:span text:style-name="T2">15</text:span></text:p>
      <text:p text:style-name="P1"/>
      <text:p text:style-name="P6">Adrielde // Elea Alpha</text:p>
      <text:p text:style-name="P7"><text:s text:c="2"/><text:span text:style-name="T2">POI: Ms 2.1 The Dig: II </text:span><text:span text:style-name="T6">+14.15, +175.84</text:span></text:p>
      <text:p text:style-name="P2"><text:s text:c="2"/>☐ <text:span text:style-name="T2">Report to the second GPS dig</text:span></text:p>
      <text:p text:style-name="P2"><text:s text:c="2"/><text:span text:style-name="T2">Reward: Biped Fossil Display plans; Inventory Slot x 5; Gek words x 6</text:span></text:p>
      <text:p text:style-name="P1"/>
      <text:p text:style-name="P6">Adrielde // Ijona 86/S5</text:p>
      <text:p text:style-name="P2"><text:s text:c="2"/><text:span text:style-name="T2">POI: Ms 4.5 The Archaeologist</text:span></text:p>
      <text:p text:style-name="P2"><text:s text:c="2"/>☐ <text:span text:style-name="T2">Excavate ancient bones: </text:span><text:span text:style-name="T3">60 of</text:span> <text:span text:style-name="T2">80</text:span></text:p>
      <text:p text:style-name="P1"/>
      <text:p text:style-name="P2"><text:s text:c="2"/><text:span text:style-name="T2">POI: Ms 2.2 Associate Field Agent</text:span></text:p>
      <text:p text:style-name="P2"><text:s text:c="2"/>☐ <text:span text:style-name="T2">Collect a complete fossil for the Galactic Palaeology Society</text:span></text:p>
      <text:p text:style-name="P3"><text:s text:c="2"/><text:span text:style-name="T2">Reward: Pre-Packaged Launch Auto-Charger Unit;</text:span></text:p>
      <text:p text:style-name="P4"><text:s text:c="3"/>Supreme Scanning System Upgrade</text:p>
      <text:p text:style-name="P1"/>
      <text:p text:style-name="P2"/>
      <text:p text:style-name="P2"/>
      <text:p text:style-name="P2"><text:soft-page-break/><text:s text:c="2"/><text:span text:style-name="T5">Important:</text:span> <text:span text:style-name="T2">Fly back to dig site before reassembling</text:span></text:p>
      <text:p text:style-name="P2"><text:s text:c="2"/><text:span text:style-name="T2">POI: Ms 2.3 Bygone Biped</text:span></text:p>
      <text:p text:style-name="P2"><text:s text:c="2"/>☐ <text:span text:style-name="T2">Reassemble a biped skeleton</text:span></text:p>
      <text:p text:style-name="P3"><text:s text:c="2"/><text:span text:style-name="T2">Reward: Pre-Packaged Rocket Boots Unit; Supreme Movement System Upgrade;</text:span></text:p>
      <text:p text:style-name="P4"><text:s text:c="3"/>300 Nanites</text:p>
      <text:p text:style-name="P1"/>
      <text:p text:style-name="P2"><text:s text:c="2"/><text:span text:style-name="T2">POI: Ms 3.7 An Arm for a Leg</text:span></text:p>
      <text:p text:style-name="P2"><text:s text:c="2"/>☐ <text:span text:style-name="T2">Exchange fossils with a collector</text:span></text:p>
      <text:p text:style-name="P2"><text:s text:c="2"/><text:span text:style-name="T2">Reward: Pre-Packaged Teleport Receiver Unit; Starship Inventory Slot x 5</text:span></text:p>
      <text:p text:style-name="P1"/>
      <text:p text:style-name="P2"><text:s text:c="2"/><text:span text:style-name="T2">POI: Ms 3.6 Reverse Palaeobotany</text:span></text:p>
      <text:p text:style-name="P2"><text:s text:c="2"/>☐ <text:span text:style-name="T2">Discover Plants: 15</text:span></text:p>
      <text:p text:style-name="P2"><text:s text:c="2"/><text:span text:style-name="T2">Reward: Delicate Flora x 2</text:span></text:p>
      <text:p text:style-name="P1"/>
      <text:p text:style-name="P6">Luhabug // Maslowel</text:p>
      <text:p text:style-name="P2"><text:s text:c="2"/><text:span text:style-name="T2">POI: </text:span><text:span text:style-name="T3">Predators</text:span></text:p>
      <text:p text:style-name="P9"><text:span text:style-name="T4"><text:s text:c="2"/></text:span><text:span text:style-name="T7">Tip:</text:span><text:span text:style-name="T4"> </text:span><text:span text:style-name="T8">Hotkey Creature Pellets</text:span></text:p>
      <text:p text:style-name="P1"/>
      <text:p text:style-name="P7"><text:s text:c="2"/><text:span text:style-name="T2">POI: Ms 3.1 The Dig: III </text:span><text:span text:style-name="T6">-77.61, +74.02</text:span></text:p>
      <text:p text:style-name="P10"><text:s text:c="2"/>☐ <text:span text:style-name="T2">Report to the third GPS dig</text:span></text:p>
      <text:p text:style-name="P2"><text:s text:c="2"/><text:span text:style-name="T2">Reward: Quadruped Fossil Display plans; Inventory Slot x 5; Gek words x 9</text:span></text:p>
      <text:p text:style-name="P1"/>
      <text:p text:style-name="P2"><text:s text:c="2"/><text:span text:style-name="T2">POI: Ms 4.5 The Archaeologist</text:span></text:p>
      <text:p text:style-name="P10"><text:s text:c="2"/>☐ <text:span text:style-name="T2">Excavate ancient bones: 80</text:span></text:p>
      <text:p text:style-name="P2"><text:s text:c="2"/><text:span text:style-name="T2">Reward: Titanic Trophy</text:span></text:p>
      <text:p text:style-name="P1"/>
      <text:p text:style-name="P2"><text:s text:c="2"/><text:span text:style-name="T2">POI: Ms 3.2 Senior Field Agent</text:span></text:p>
      <text:p text:style-name="P10"><text:s text:c="2"/>☐ <text:span text:style-name="T2">Collect a complete fossil for the Galactic Palaeology Society</text:span></text:p>
      <text:p text:style-name="P3"><text:s text:c="2"/><text:span text:style-name="T2">Reward: Supreme Hyperdrive Upgrade x 2; Pre-Packaged Aqua-Jets Unit;</text:span></text:p>
      <text:p text:style-name="P4"><text:s text:c="3"/>Multi-Tool Inventory Slot x 5</text:p>
      <text:p text:style-name="P1"/>
      <text:p text:style-name="P2"><text:s text:c="2"/><text:span text:style-name="T5">Important:</text:span> <text:span text:style-name="T2">Fly back to dig site before reassembling</text:span></text:p>
      <text:p text:style-name="P2"><text:s text:c="2"/><text:span text:style-name="T2">POI: Ms 3.3 Former Fourlegs</text:span></text:p>
      <text:p text:style-name="P10"><text:s text:c="2"/>☐ <text:span text:style-name="T2">Reassemble a quadruped skeleton</text:span></text:p>
      <text:p text:style-name="P3"><text:s text:c="2"/><text:span text:style-name="T2">Reward: Pre-Packaged Neutron Cannon Unit;</text:span></text:p>
      <text:p text:style-name="P4"><text:s text:c="3"/>Pre-Packaged P-Field Compressor Unit; 500 Nanites</text:p>
      <text:p text:style-name="P1"/>
      <text:p text:style-name="P6">Luhabug // Ligart Prime</text:p>
      <text:p text:style-name="P2"><text:s text:c="2"/><text:span text:style-name="T2">POI: Ms 3.5 Living Fossils</text:span></text:p>
      <text:p text:style-name="P10"><text:s text:c="2"/>☐ <text:span text:style-name="T2">Catch a Whispering or Bleached Bonefish</text:span></text:p>
      <text:p text:style-name="P10"><text:s text:c="2"/><text:span text:style-name="T5">Tip:</text:span> <text:span text:style-name="T2">Deep water at night w/ Shadow Lure</text:span></text:p>
      <text:p text:style-name="P2"><text:s text:c="2"/><text:span text:style-name="T2">Reward: Hadal Core x 2; Aquatic Treasure</text:span></text:p>
      <text:p text:style-name="P1"/>
      <text:p text:style-name="P6">Oishiv // Noha 39/W6</text:p>
      <text:p text:style-name="P7"><text:s text:c="2"/><text:span text:style-name="T2">POI: Ms 4.1 The Dig: IV </text:span><text:span text:style-name="T6">+76.67, +148.26</text:span></text:p>
      <text:p text:style-name="P10"><text:s text:c="2"/>☐ <text:span text:style-name="T2">Report to the fourth GPS dig</text:span></text:p>
      <text:p text:style-name="P2"><text:s text:c="2"/><text:span text:style-name="T2">Reward: Reptilian Fossil Display plans; Inventory Slot x 7; Gek words x 11</text:span></text:p>
      <text:p text:style-name="P1"/>
      <text:p text:style-name="P6"/>
      <text:p text:style-name="P6"/>
      <text:p text:style-name="P6"/>
      <text:p text:style-name="P6"><text:soft-page-break/>Oishiv // Romseyc I12</text:p>
      <text:p text:style-name="P2"><text:s text:c="2"/><text:span text:style-name="T2">POI: Ms 3.5 Living Fossils</text:span></text:p>
      <text:p text:style-name="P10"><text:s text:c="2"/>☐ <text:span text:style-name="T2">Catch a Whispering or Bleached Bonefish</text:span></text:p>
      <text:p text:style-name="P2"><text:s text:c="2"/><text:span text:style-name="T5">Tip:</text:span> <text:span text:style-name="T2">Deep water at night w/ Shadow Lure</text:span></text:p>
      <text:p text:style-name="P2"><text:s text:c="2"/><text:span text:style-name="T2">Reward: Hadal Core x 2; Aquatic Treasure</text:span></text:p>
      <text:p text:style-name="P1"/>
      <text:p text:style-name="P2"/>
      <text:p text:style-name="P2"><text:s text:c="2"/><text:span text:style-name="T2">POI: Ms 4.2 Principle Field Agent</text:span></text:p>
      <text:p text:style-name="P10"><text:s text:c="2"/>☐ <text:span text:style-name="T2">Collect a complete fossil for the Galactic Palaeology Society</text:span></text:p>
      <text:p text:style-name="P2"><text:s text:c="2"/><text:span text:style-name="T2">Reward: Ancient Skeleton; Glowing Mineral x 3</text:span></text:p>
      <text:p text:style-name="P8"/>
      <text:p text:style-name="P10"><text:s text:c="2"/><text:span text:style-name="T5">Important:</text:span> <text:span text:style-name="T2">Fly back to dig site before reassembling</text:span></text:p>
      <text:p text:style-name="P2"><text:s text:c="2"/><text:span text:style-name="T2">POI: Ms 4.3 Reassembled Reptile</text:span></text:p>
      <text:p text:style-name="P10"><text:s text:c="2"/>☐ <text:span text:style-name="T2">Reassemble a reptilian skeleton</text:span></text:p>
      <text:p text:style-name="P2"><text:s text:c="2"/><text:span text:style-name="T2">Reward: Nutrient Processor plans; 150 Quicksilver</text:span></text:p>
      <text:p text:style-name="P1"/>
      <text:p text:style-name="P2"><text:s text:c="2"/><text:span text:style-name="T2">POI: Ms 4.6 Hearty Stock</text:span></text:p>
      <text:p text:style-name="P10"><text:s text:c="3"/>☐ <text:span text:style-name="T2">Whip up a delicious bone broth</text:span></text:p>
      <text:p text:style-name="P2"><text:s text:c="4"/><text:span text:style-name="T2">Fossilised Bone ×3 → Softened Marrow ×3</text:span></text:p>
      <text:p text:style-name="P2"><text:s text:c="4"/><text:span text:style-name="T2">Softened Marrow + Softened Marrow → Bone Broth</text:span></text:p>
      <text:p text:style-name="P10"><text:s text:c="2"/><text:span text:style-name="T5">Tip:</text:span> <text:span text:style-name="T2">Softened Marrow ×1 → Cronus</text:span></text:p>
      <text:p text:style-name="P2"><text:s text:c="2"/><text:span text:style-name="T2">Reward: Biological Sample</text:span></text:p>
      <text:p text:style-name="P1"/>
      <text:p text:style-name="P6">Anomaly</text:p>
      <text:p text:style-name="P10"><text:s text:c="2"/><text:span text:style-name="T5">Tip:</text:span> <text:span text:style-name="T2">Put all other edibles in </text:span><text:span text:style-name="T6">Storage Container</text:span><text:span text:style-name="T2"> first</text:span></text:p>
      <text:p text:style-name="P2"><text:s text:c="2"/><text:span text:style-name="T2">POI: Ms 4.7 Bone Appétit</text:span></text:p>
      <text:p text:style-name="P11"><text:s text:c="2"/>☐ <text:span text:style-name="T2">Serve up a </text:span><text:span text:style-name="T6">Softened Marrow</text:span><text:span text:style-name="T2"> to Cronus</text:span></text:p>
      <text:p text:style-name="P2"><text:s text:c="2"/><text:span text:style-name="T2">Reward: Diplo Chunks x 5; Giant Egg</text:span></text:p>
      <text:p text:style-name="P1"/>
      <text:p text:style-name="P6">Yugaiati // Amli Tau</text:p>
      <text:p text:style-name="P7"><text:s text:c="2"/><text:span text:style-name="T2">POI: Ms 5.1 The Dig: V </text:span><text:span text:style-name="T6">-65.27, +155.48</text:span></text:p>
      <text:p text:style-name="P10"><text:s text:c="2"/>☐ <text:span text:style-name="T2">Report to the final GPS dig</text:span></text:p>
      <text:p text:style-name="P2"><text:s text:c="2"/><text:span text:style-name="T2">Reward: Protoform Fossil Display plans; Inventory Slot x 7</text:span></text:p>
      <text:p text:style-name="P1"/>
      <text:p text:style-name="P6">Yugaiati // Haisypoh</text:p>
      <text:p text:style-name="P2"><text:s text:c="2"/><text:span text:style-name="T2">POI: Ms 5.2 Master of Bones</text:span></text:p>
      <text:p text:style-name="P10"><text:s text:c="2"/>☐ <text:span text:style-name="T2">Collect a complete fossil for the Galactic Palaeology Society</text:span></text:p>
      <text:p text:style-name="P2"><text:s text:c="2"/><text:span text:style-name="T2">Reward: Fossil Sample; Polished Stone x 75</text:span></text:p>
      <text:p text:style-name="P8"/>
      <text:p text:style-name="P1"><text:span text:style-name="T4"><text:s text:c="2"/></text:span><text:span text:style-name="T7">Important:</text:span><text:span text:style-name="T4"> </text:span><text:span text:style-name="T8">Fly back to dig site before reassembling</text:span></text:p>
      <text:p text:style-name="P2"><text:s text:c="2"/><text:span text:style-name="T2">POI: Ms 5.3 Fixed Forerunner</text:span></text:p>
      <text:p text:style-name="P10"><text:s text:c="2"/>☐ <text:span text:style-name="T2">Reassemble a protoform skeleton</text:span></text:p>
      <text:p text:style-name="P2"><text:s text:c="2"/><text:span text:style-name="T2">Reward: Gek Relic x 10; 250 Quicksilver</text:span></text:p>
      <text:p text:style-name="P1"/>
      <text:p text:style-name="P2"><text:s text:c="2"/><text:span text:style-name="T2">POI: Ms 5.7 Rags and Bones</text:span></text:p>
      <text:p text:style-name="P10"><text:s text:c="2"/>☐ <text:span text:style-name="T2">Sell fossils: 2,500,000</text:span></text:p>
      <text:p text:style-name="P12"><text:span text:style-name="T4"><text:s text:c="2"/></text:span><text:span text:style-name="T8">Reward: Polychromatic Zirconium x 10; Dirt x 2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0T08:49:26.304574600</meta:creation-date>
    <dc:date>2025-03-30T09:12:47.727155400</dc:date>
    <meta:editing-duration>PT1M35S</meta:editing-duration>
    <meta:editing-cycles>1</meta:editing-cycles>
    <meta:document-statistic meta:table-count="0" meta:image-count="0" meta:object-count="0" meta:page-count="4" meta:paragraph-count="154" meta:word-count="970" meta:character-count="6007" meta:non-whitespace-character-count="4892"/>
    <meta:generator>LibreOffice/25.2.1.2$Windows_X86_64 LibreOffice_project/d3abf4aee5fd705e4a92bba33a32f40bc4e56f49</meta:generator>
  </office:meta>
</office:document-meta>
</file>